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5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328p-au/mcu-8bit-atmega-20mhz-tqfp-32/dp/1715486&quot;;&quot;1715486&quot;)" office:value-type="string" office:string-value="1715486" calcext:value-type="string">
            <text:p>1715486</text:p>
          </table:table-cell>
          <table:table-cell table:style-name="ce5"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.78" calcext:value-type="float">
            <text:p>2.7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2395958&quot;)" office:value-type="string" office:string-value="2395958" calcext:value-type="string">
            <text:p>2395958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2057856&quot;)" office:value-type="string" office:string-value="2057856" calcext:value-type="string">
            <text:p>2057856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2320891&quot;)" office:value-type="string" office:string-value="2320891" calcext:value-type="string">
            <text:p>2320891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2112753&quot;)" office:value-type="string" office:string-value="2112753" calcext:value-type="string">
            <text:p>2112753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1759455&quot;)" office:value-type="string" office:string-value="1759455" calcext:value-type="string">
            <text:p>1759455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1759361&quot;)" office:value-type="string" office:string-value="1759361" calcext:value-type="string">
            <text:p>1759361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2356192&quot;)" office:value-type="string" office:string-value="2356192" calcext:value-type="string">
            <text:p>2356192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1022247&quot;)" office:value-type="string" office:string-value="1022247" calcext:value-type="string">
            <text:p>1022247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6" table:formula="of:=SUM([.H2:.H10])" office:value-type="float" office:value="7.268" calcext:value-type="float">
            <text:p>7.27</text:p>
          </table:table-cell>
          <table:table-cell table:style-name="Default"/>
          <table:table-cell table:number-columns-repeated="247"/>
        </table:table-row>
        <table:table-row table:style-name="ro1" table:number-rows-repeated="4">
          <table:table-cell table:style-name="Default" table:number-columns-repeated="9"/>
          <table:table-cell table:number-columns-repeated="247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repeated="9"/>
          <table:table-cell table:style-name="ce7"/>
          <table:table-cell table:number-columns-repeated="246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2" table:number-rows-repeated="96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2:54:30.161057398</dc:date>
    <meta:editing-duration>PT4M29S</meta:editing-duration>
    <meta:editing-cycles>1</meta:editing-cycles>
    <meta:document-statistic meta:table-count="1" meta:cell-count="82" meta:object-count="0"/>
    <meta:generator>LibreOffice/5.0.3.2$Linux_X86_64 LibreOffice_project/00m0$Build-2</meta:generator>
  </office:meta>
</office:document-meta>
</file>